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22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9.216cm"/>
    </style:style>
    <style:style style:name="co6" style:family="table-column">
      <style:table-column-properties fo:break-before="auto" style:column-width="6.331cm"/>
    </style:style>
    <style:style style:name="co7" style:family="table-column">
      <style:table-column-properties fo:break-before="auto" style:column-width="1.55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Titre</text:p>
          </table:table-cell>
          <table:table-cell table:style-name="Default"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2">
          <table:table-cell office:value-type="string">
            <text:p>Allard, King of Mercia</text:p>
          </table:table-cell>
          <table:table-cell office:value-type="currency" office:currency="EUR" office:value="70">
            <text:p>70,00 €</text:p>
          </table:table-cell>
          <table:table-cell office:value-type="string">
            <text:p>150x150 mm</text:p>
          </table:table-cell>
          <table:table-cell office:value-type="string">
            <text:p>150 mm</text:p>
          </table:table-cell>
          <table:table-cell office:value-type="string">
            <text:p>Allard, King of Mercia 1</text:p>
          </table:table-cell>
          <table:table-cell table:number-columns-repeated="5"/>
        </table:table-row>
        <table:table-row table:style-name="ro2">
          <table:table-cell office:value-type="string">
            <text:p>Allard, King of Mercia Scenique</text:p>
          </table:table-cell>
          <table:table-cell office:value-type="currency" office:currency="EUR" office:value="110">
            <text:p>110,00 €</text:p>
          </table:table-cell>
          <table:table-cell office:value-type="string">
            <text:p>150x150 mm</text:p>
          </table:table-cell>
          <table:table-cell office:value-type="string">
            <text:p>150 mm</text:p>
          </table:table-cell>
          <table:table-cell office:value-type="string">
            <text:p>Allard, King of Mercia 1</text:p>
          </table:table-cell>
          <table:table-cell table:number-columns-repeated="5"/>
        </table:table-row>
        <table:table-row table:style-name="ro1">
          <table:table-cell office:value-type="string">
            <text:p>Allard, Mercia King on foot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Allard, Mercia King on foot 1</text:p>
          </table:table-cell>
          <table:table-cell table:number-columns-repeated="5"/>
        </table:table-row>
        <table:table-row table:style-name="ro1">
          <table:table-cell office:value-type="string">
            <text:p>Battle Fortress</text:p>
          </table:table-cell>
          <table:table-cell office:value-type="currency" office:currency="EUR" office:value="70">
            <text:p>70,00 €</text:p>
          </table:table-cell>
          <table:table-cell table:number-columns-repeated="2"/>
          <table:table-cell office:value-type="string">
            <text:p>Battle Fortress 1</text:p>
          </table:table-cell>
          <table:table-cell table:number-columns-repeated="5"/>
        </table:table-row>
        <table:table-row table:style-name="ro1">
          <table:table-cell office:value-type="string">
            <text:p>Blessed Shrine</text:p>
          </table:table-cell>
          <table:table-cell office:value-type="currency" office:currency="EUR" office:value="15">
            <text:p>15,00 €</text:p>
          </table:table-cell>
          <table:table-cell table:number-columns-repeated="2"/>
          <table:table-cell office:value-type="string">
            <text:p>Blessed Shrine 1</text:p>
          </table:table-cell>
          <table:table-cell table:number-columns-repeated="5"/>
        </table:table-row>
        <table:table-row table:style-name="ro1">
          <table:table-cell office:value-type="string">
            <text:p>Bowmen on foot x10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Bowmen on foot x10 1</text:p>
          </table:table-cell>
          <table:table-cell table:number-columns-repeated="5"/>
        </table:table-row>
        <table:table-row table:style-name="ro2">
          <table:table-cell office:value-type="string">
            <text:p>Calix Knights Etat-Major</text:p>
          </table:table-cell>
          <table:table-cell office:value-type="currency" office:currency="EUR" office:value="22">
            <text:p>22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Calix Knights Etat-Major 1</text:p>
          </table:table-cell>
          <table:table-cell table:number-columns-repeated="5"/>
        </table:table-row>
        <table:table-row table:style-name="ro2">
          <table:table-cell office:value-type="string">
            <text:p>Calix Knights x5</text:p>
          </table:table-cell>
          <table:table-cell office:value-type="currency" office:currency="EUR" office:value="35">
            <text:p>35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Calix Knights x5 1</text:p>
          </table:table-cell>
          <table:table-cell table:number-columns-repeated="5"/>
        </table:table-row>
        <table:table-row table:style-name="ro1">
          <table:table-cell office:value-type="string">
            <text:p>Calix on foot Etat-Major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Calix on foot Etat-Major 1</text:p>
          </table:table-cell>
          <table:table-cell table:number-columns-repeated="5"/>
        </table:table-row>
        <table:table-row table:style-name="ro1">
          <table:table-cell office:value-type="string">
            <text:p>Calix on foot x10</text:p>
          </table:table-cell>
          <table:table-cell office:value-type="currency" office:currency="EUR" office:value="18">
            <text:p>18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Calix on foot x10 1</text:p>
          </table:table-cell>
          <table:table-cell table:number-columns-repeated="5"/>
        </table:table-row>
        <table:table-row table:style-name="ro1">
          <table:table-cell office:value-type="string">
            <text:p>Ildira on foot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Ildira on foot 1</text:p>
          </table:table-cell>
          <table:table-cell table:number-columns-repeated="5"/>
        </table:table-row>
        <table:table-row table:style-name="ro2">
          <table:table-cell office:value-type="string">
            <text:p>Ildira, Supreme Sorceress of Mercia Alternative Model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Ildira, Supreme Sorceress of Mercia Alternative Model 1</text:p>
          </table:table-cell>
          <table:table-cell table:number-columns-repeated="5"/>
        </table:table-row>
        <table:table-row table:style-name="ro2">
          <table:table-cell office:value-type="string">
            <text:p>Ildira, Supreme Sorceress of Mercia Alternative Model Scenique</text:p>
          </table:table-cell>
          <table:table-cell office:value-type="currency" office:currency="EUR" office:value="12">
            <text:p>12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Ildira, Supreme Sorceress of Mercia Alternative Model 1</text:p>
          </table:table-cell>
          <table:table-cell table:number-columns-repeated="5"/>
        </table:table-row>
        <table:table-row table:style-name="ro2">
          <table:table-cell office:value-type="string">
            <text:p>Ildira, Supreme Sorceress of Mercia</text:p>
          </table:table-cell>
          <table:table-cell office:value-type="currency" office:currency="EUR" office:value="15">
            <text:p>15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Ildira, Supreme Sorceress of Mercia 1</text:p>
          </table:table-cell>
          <table:table-cell table:number-columns-repeated="5"/>
        </table:table-row>
        <table:table-row table:style-name="ro2">
          <table:table-cell office:value-type="string">
            <text:p>Kingdom of Mercia Standard Bearer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Kingdom of Mercia Standard Bearer 1</text:p>
          </table:table-cell>
          <table:table-cell office:value-type="string">
            <text:p>Kingdom of Mercia Standard Bearer 3</text:p>
          </table:table-cell>
          <table:table-cell office:value-type="string">
            <text:p>Kingdom of Mercia Standard Bearer 2</text:p>
          </table:table-cell>
          <table:table-cell office:value-type="string">
            <text:p>Kingdom of Mercia Standard Bearer 4</text:p>
          </table:table-cell>
          <table:table-cell table:number-columns-repeated="2"/>
        </table:table-row>
        <table:table-row table:style-name="ro2">
          <table:table-cell office:value-type="string">
            <text:p>Kingdom of Mercia Standard Bearer Scenique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Kingdom of Mercia Standard Bearer 1</text:p>
          </table:table-cell>
          <table:table-cell office:value-type="string">
            <text:p>Kingdom of Mercia Standard Bearer 3</text:p>
          </table:table-cell>
          <table:table-cell office:value-type="string">
            <text:p>Kingdom of Mercia Standard Bearer 2</text:p>
          </table:table-cell>
          <table:table-cell office:value-type="string">
            <text:p>Kingdom of Mercia Standard Bearer 4</text:p>
          </table:table-cell>
          <table:table-cell table:number-columns-repeated="2"/>
        </table:table-row>
        <table:table-row table:style-name="ro2">
          <table:table-cell office:value-type="string">
            <text:p>Kingdom Rangers Etat-Major</text:p>
          </table:table-cell>
          <table:table-cell office:value-type="currency" office:currency="EUR" office:value="22">
            <text:p>22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Kingdom Rangers Etat-Major 1</text:p>
          </table:table-cell>
          <table:table-cell table:number-columns-repeated="5"/>
        </table:table-row>
        <table:table-row table:style-name="ro2">
          <table:table-cell office:value-type="string">
            <text:p>Kingdom Rangers x5</text:p>
          </table:table-cell>
          <table:table-cell office:value-type="currency" office:currency="EUR" office:value="22.5">
            <text:p>22,5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Kingdom Rangers x5 1</text:p>
          </table:table-cell>
          <table:table-cell table:number-columns-repeated="5"/>
        </table:table-row>
        <table:table-row table:style-name="ro1">
          <table:table-cell office:value-type="string">
            <text:p>Medraut on foot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Medraut on foot 1</text:p>
          </table:table-cell>
          <table:table-cell table:number-columns-repeated="5"/>
        </table:table-row>
        <table:table-row table:style-name="ro2">
          <table:table-cell office:value-type="string">
            <text:p>Medraut, The Knight's Shadow Alternative Model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Medraut, The Knight's Shadow Alternative Model 1</text:p>
          </table:table-cell>
          <table:table-cell table:number-columns-repeated="5"/>
        </table:table-row>
        <table:table-row table:style-name="ro2">
          <table:table-cell office:value-type="string">
            <text:p>Medraut, The Knight's Shadow Alternative Model Scenique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Medraut, The Knight's Shadow Alternative Model 1</text:p>
          </table:table-cell>
          <table:table-cell table:number-columns-repeated="5"/>
        </table:table-row>
        <table:table-row table:style-name="ro2">
          <table:table-cell office:value-type="string">
            <text:p>Medraut, The Knight's Shadow</text:p>
          </table:table-cell>
          <table:table-cell office:value-type="currency" office:currency="EUR" office:value="28">
            <text:p>28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Medraut, The Knight's Shadow 1</text:p>
          </table:table-cell>
          <table:table-cell table:number-columns-repeated="5"/>
        </table:table-row>
        <table:table-row table:style-name="ro1">
          <table:table-cell office:value-type="string">
            <text:p>Mercia Standard on foot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Mercia Standard on foot 1</text:p>
          </table:table-cell>
          <table:table-cell table:number-columns-repeated="5"/>
        </table:table-row>
        <table:table-row table:style-name="ro1">
          <table:table-cell office:value-type="string">
            <text:p>Mismeria, Mercia Queen on foot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Mismeria, Mercia Queen on foot 1</text:p>
          </table:table-cell>
          <table:table-cell table:number-columns-repeated="5"/>
        </table:table-row>
        <table:table-row table:style-name="ro2">
          <table:table-cell office:value-type="string">
            <text:p>Mismeria, Queen of Mercia</text:p>
          </table:table-cell>
          <table:table-cell office:value-type="currency" office:currency="EUR" office:value="36">
            <text:p>36,00 €</text:p>
          </table:table-cell>
          <table:table-cell office:value-type="string">
            <text:p>40x60 mm</text:p>
          </table:table-cell>
          <table:table-cell office:value-type="string">
            <text:p>50 mm</text:p>
          </table:table-cell>
          <table:table-cell office:value-type="string">
            <text:p>Mismeria, Queen of Mercia 1</text:p>
          </table:table-cell>
          <table:table-cell table:number-columns-repeated="5"/>
        </table:table-row>
        <table:table-row table:style-name="ro2">
          <table:table-cell office:value-type="string">
            <text:p>Mismeria, Queen of Mercia Scenique</text:p>
          </table:table-cell>
          <table:table-cell office:value-type="currency" office:currency="EUR" office:value="48">
            <text:p>48,00 €</text:p>
          </table:table-cell>
          <table:table-cell office:value-type="string">
            <text:p>40x60 mm</text:p>
          </table:table-cell>
          <table:table-cell office:value-type="string">
            <text:p>50 mm</text:p>
          </table:table-cell>
          <table:table-cell office:value-type="string">
            <text:p>Mismeria, Queen of Mercia 1</text:p>
          </table:table-cell>
          <table:table-cell table:number-columns-repeated="5"/>
        </table:table-row>
        <table:table-row table:style-name="ro1">
          <table:table-cell office:value-type="string">
            <text:p>Praying Hero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Praying Hero 1</text:p>
          </table:table-cell>
          <table:table-cell table:number-columns-repeated="5"/>
        </table:table-row>
        <table:table-row table:style-name="ro1">
          <table:table-cell office:value-type="string">
            <text:p>Rangers on foot Etat-Major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Rangers on foot Etat-Major 1</text:p>
          </table:table-cell>
          <table:table-cell table:number-columns-repeated="5"/>
        </table:table-row>
        <table:table-row table:style-name="ro1">
          <table:table-cell office:value-type="string">
            <text:p>Rangers on foot x10</text:p>
          </table:table-cell>
          <table:table-cell office:value-type="currency" office:currency="EUR" office:value="12">
            <text:p>12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Rangers on foot x10 1</text:p>
          </table:table-cell>
          <table:table-cell table:number-columns-repeated="5"/>
        </table:table-row>
        <table:table-row table:style-name="ro2">
          <table:table-cell office:value-type="string">
            <text:p>Sacred Bombard</text:p>
          </table:table-cell>
          <table:table-cell office:value-type="currency" office:currency="EUR" office:value="50">
            <text:p>50,00 €</text:p>
          </table:table-cell>
          <table:table-cell office:value-type="string">
            <text:p>50x100 mm</text:p>
          </table:table-cell>
          <table:table-cell office:value-type="string">
            <text:p>80 mm</text:p>
          </table:table-cell>
          <table:table-cell office:value-type="string">
            <text:p>Sacred Bombard 1</text:p>
          </table:table-cell>
          <table:table-cell table:number-columns-repeated="5"/>
        </table:table-row>
        <table:table-row table:style-name="ro1">
          <table:table-cell office:value-type="string">
            <text:p>Sir Bors on foot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Sir Bors on foot 1</text:p>
          </table:table-cell>
          <table:table-cell table:number-columns-repeated="5"/>
        </table:table-row>
        <table:table-row table:style-name="ro2">
          <table:table-cell office:value-type="string">
            <text:p>Sir Bors, Duke of Morgaledes</text:p>
          </table:table-cell>
          <table:table-cell office:value-type="currency" office:currency="EUR" office:value="30">
            <text:p>30,00 €</text:p>
          </table:table-cell>
          <table:table-cell office:value-type="string">
            <text:p>40x60 mm</text:p>
          </table:table-cell>
          <table:table-cell office:value-type="string">
            <text:p>50 mm</text:p>
          </table:table-cell>
          <table:table-cell office:value-type="string">
            <text:p>Sir Bors, Duke of Morgaledes 1</text:p>
          </table:table-cell>
          <table:table-cell table:number-columns-repeated="5"/>
        </table:table-row>
        <table:table-row table:style-name="ro2">
          <table:table-cell office:value-type="string">
            <text:p>Sir Bors, Duke of Morgaledes Scenique</text:p>
          </table:table-cell>
          <table:table-cell office:value-type="currency" office:currency="EUR" office:value="48">
            <text:p>48,00 €</text:p>
          </table:table-cell>
          <table:table-cell office:value-type="string">
            <text:p>40x60 mm</text:p>
          </table:table-cell>
          <table:table-cell office:value-type="string">
            <text:p>50 mm</text:p>
          </table:table-cell>
          <table:table-cell office:value-type="string">
            <text:p>Sir Bors, Duke of Morgaledes 1</text:p>
          </table:table-cell>
          <table:table-cell table:number-columns-repeated="5"/>
        </table:table-row>
        <table:table-row table:style-name="ro1">
          <table:table-cell office:value-type="string">
            <text:p>Spearmen on foot Etat-Major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Spearmen on foot Etat-Major 1</text:p>
          </table:table-cell>
          <table:table-cell table:number-columns-repeated="5"/>
        </table:table-row>
        <table:table-row table:style-name="ro1">
          <table:table-cell office:value-type="string">
            <text:p>Spearmen on foot x10</text:p>
          </table:table-cell>
          <table:table-cell office:value-type="currency" office:currency="EUR" office:value="12">
            <text:p>12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Spearmen on foot x10 1</text:p>
          </table:table-cell>
          <table:table-cell table:number-columns-repeated="5"/>
        </table:table-row>
        <table:table-row table:style-name="ro2">
          <table:table-cell office:value-type="string">
            <text:p>The Queen of The Lake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40x60 mm</text:p>
          </table:table-cell>
          <table:table-cell office:value-type="string">
            <text:p>50 mm</text:p>
          </table:table-cell>
          <table:table-cell office:value-type="string">
            <text:p>The Queen of The Lake 1</text:p>
          </table:table-cell>
          <table:table-cell table:number-columns-repeated="5"/>
        </table:table-row>
        <table:table-row table:style-name="ro2">
          <table:table-cell office:value-type="string">
            <text:p>The Queen of the Swamp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The Queen of the Swamp 1</text:p>
          </table:table-cell>
          <table:table-cell table:number-columns-repeated="5"/>
        </table:table-row>
        <table:table-row table:style-name="ro2">
          <table:table-cell office:value-type="string">
            <text:p>Wind Knights (with alternative mount)</text:p>
          </table:table-cell>
          <table:table-cell office:value-type="currency" office:currency="EUR" office:value="51">
            <text:p>51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ind Knights (with alternative mount) 1</text:p>
          </table:table-cell>
          <table:table-cell table:number-columns-repeated="5"/>
        </table:table-row>
        <table:table-row table:style-name="ro2">
          <table:table-cell office:value-type="string">
            <text:p>Wind Knights (with alternative mount) Scenique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ind Knights (with alternative mount) 1</text:p>
          </table:table-cell>
          <table:table-cell table:number-columns-repeated="5"/>
        </table:table-row>
        <table:table-row table:style-name="ro2">
          <table:table-cell office:value-type="string">
            <text:p>Wind Knights Etat-Major (with alternative mount)</text:p>
          </table:table-cell>
          <table:table-cell office:value-type="currency" office:currency="EUR" office:value="53">
            <text:p>53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ind Knights (with alternative mount) 1</text:p>
          </table:table-cell>
          <table:table-cell table:number-columns-repeated="5"/>
        </table:table-row>
        <table:table-row table:style-name="ro2">
          <table:table-cell office:value-type="string">
            <text:p>Wind Knights Etat-Major (with alternative mount) Scenique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ind Knights (with alternative mount) 1</text:p>
          </table:table-cell>
          <table:table-cell table:number-columns-repeated="5"/>
        </table:table-row>
        <table:table-row table:style-name="ro2">
          <table:table-cell office:value-type="string">
            <text:p>Wind Knights Pegasus Etat-Major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ind Knights Pegasus 1</text:p>
          </table:table-cell>
          <table:table-cell table:number-columns-repeated="5"/>
        </table:table-row>
        <table:table-row table:style-name="ro2">
          <table:table-cell office:value-type="string">
            <text:p>Wind Knights Pegasus Etat-Major Scenique</text:p>
          </table:table-cell>
          <table:table-cell office:value-type="currency" office:currency="EUR" office:value="48">
            <text:p>48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ind Knights Pegasus 1</text:p>
          </table:table-cell>
          <table:table-cell table:number-columns-repeated="5"/>
        </table:table-row>
        <table:table-row table:style-name="ro2">
          <table:table-cell office:value-type="string">
            <text:p>Wind Knights Pegasus</text:p>
          </table:table-cell>
          <table:table-cell office:value-type="currency" office:currency="EUR" office:value="36">
            <text:p>36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ind Knights Pegasus 1</text:p>
          </table:table-cell>
          <table:table-cell table:number-columns-repeated="5"/>
        </table:table-row>
        <table:table-row table:style-name="ro2">
          <table:table-cell office:value-type="string">
            <text:p>Wind Knights Pegasus Scenique</text:p>
          </table:table-cell>
          <table:table-cell office:value-type="currency" office:currency="EUR" office:value="46">
            <text:p>46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ind Knights Pegasus 1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5">15/07/2025</text:date>, <text:time>09:1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5T09:19:16.03</dc:date>
    <dc:creator>Ycham BOUNOUAR</dc:creator>
    <meta:editing-duration>PT15M5S</meta:editing-duration>
    <meta:editing-cycles>2</meta:editing-cycles>
    <meta:document-statistic meta:table-count="1" meta:cell-count="237" meta:object-count="0"/>
  </office:meta>
</office:document-meta>
</file>